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2" style:family="text">
      <style:text-properties fo:color="#000000" style:font-name="Times New Roman" fo:font-size="12pt" fo:font-style="normal" style:font-size-asian="12pt" style:font-style-asian="normal" style:font-size-complex="12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">22, Vegas. Interested in joining because I've been a fan of the Foundation for several years and feel I may be ready to contribute. I'm a writer and graphics artist and may be of u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fina Vineyard</meta:initial-creator>
    <meta:creation-date>2014-06-12T02:49:44.55</meta:creation-date>
    <meta:document-statistic meta:table-count="0" meta:image-count="0" meta:object-count="0" meta:page-count="1" meta:paragraph-count="1" meta:word-count="35" meta:character-count="183"/>
    <dc:date>2014-06-12T03:33:53.01</dc:date>
    <dc:creator>Josefina Vineyard</dc:creator>
    <meta:editing-duration>PT28M57S</meta:editing-duration>
    <meta:editing-cycles>1</meta:editing-cycles>
    <meta:generator>OpenOffice/4.0.1$Win32 OpenOffice.org_project/401m5$Build-9714</meta:generator>
  </office:meta>
</office:document-meta>
</file>